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200000002000309F1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0.75cm"/>
    </style:style>
    <style:style style:name="gr2" style:family="graphic" style:parent-style-name="standard">
      <style:graphic-properties draw:stroke="none" svg:stroke-color="#000000" draw:fill="none" draw:fill-color="#ffffff" fo:min-height="11.75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9cm" svg:height="1cm" svg:x="-1cm" svg:y="1.5cm">
          <draw:text-box>
            <text:p text:style-name="P1"><text:s text:c="22"/>Installation d'une carte graphique </text:p>
          </draw:text-box>
        </draw:frame>
        <draw:frame draw:style-name="gr2" draw:layer="layout" svg:width="18cm" svg:height="12cm" svg:x="1.5cm" svg:y="4cm">
          <draw:text-box>
            <text:p>Notre projet à été d'installer une carte graphique sur une tour, Pour ce faire nous avons du énumérés les différentes étapes pour parvenir à faire cette manipulation sans aucun problèmes.</text:p>
            <text:p>Il nous a fallus couper l'alimentation de la tour a fin d'eviter de se faire electrocuter puis ensuite une fois l'alimentation coupée, nous avons ouvert le capot de la tour et analysés les differents slot disponibles a fin de determiner dans quel slot la carte devait aller. Nous avons par la suite inserer la carte puis demarrer windows et installer les pilote livrer avec la carte.</text:p>
            <text:p>Maintenant nous somme entrein de faire une liste des differents types de carte pour qui et pour quoi, autrement dit le choix de la carte graphique va influé sur l'installation de celle-ci.</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T33M28S</meta:editing-duration>
    <meta:editing-cycles>3</meta:editing-cycles>
    <meta:generator>OpenOffice/4.1.2$Win32 OpenOffice.org_project/412m3$Build-9782</meta:generator>
    <dc:date>2016-09-15T17:09:32.57</dc:date>
    <meta:document-statistic meta:object-count="2"/>
  </office:meta>
</office:document-meta>
</file>